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adornments="Gras" style:font-family-generic="swiss"/>
  </office:font-face-decls>
  <office:automatic-styles>
    <style:style style:name="P1" style:family="paragraph" style:parent-style-name="Heading_20_1" style:list-style-name="">
      <style:text-properties officeooo:rsid="000ea00a" officeooo:paragraph-rsid="000ea00a"/>
    </style:style>
    <style:style style:name="P2" style:family="paragraph" style:parent-style-name="Text_20_body" style:list-style-name="">
      <style:text-properties officeooo:rsid="000ea00a" officeooo:paragraph-rsid="000ea00a"/>
    </style:style>
    <style:style style:name="P3" style:family="paragraph" style:parent-style-name="Text_20_body" style:list-style-name="">
      <style:paragraph-properties>
        <style:tab-stops>
          <style:tab-stop style:position="9.23cm" style:type="center"/>
          <style:tab-stop style:position="18.461cm" style:type="right"/>
        </style:tab-stops>
      </style:paragraph-properties>
      <style:text-properties officeooo:rsid="000ea00a" officeooo:paragraph-rsid="000ea00a"/>
    </style:style>
    <style:style style:name="P4" style:family="paragraph" style:parent-style-name="Text_20_body" style:list-style-name="">
      <style:text-properties officeooo:paragraph-rsid="000ea00a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ea00a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h text:style-name="P1" text:outline-level="1">Chapitre 1 (2/2)</text:h>
      <text:h text:style-name="Heading_20_2" text:outline-level="2">Résoudre des équations du 2nd degré</text:h>
      <text:h text:style-name="Heading_20_3" text:outline-level="3">Avec les racines évidentes</text:h>
      <text:p text:style-name="P2">Si l’on se rend compte que -2 ;-1;0;1 ou 2 est une racine évidente, on peut facilement trouver l’autre avec la somme <draw:g text:anchor-type="as-char" svg:y="-0.58cm" draw:z-index="0" draw:style-name="gr1"><svg:title>TexMaths</svg:title><svg:desc>12§display§\frac{-b}{a}§svg§600§FALSE§</svg:desc><draw:g draw:style-name="gr2"><draw:path draw:style-name="gr101" draw:text-style-name="P5" svg:width="0.464cm" svg:height="0.825cm" svg:x="0.022cm" svg:y="0.022cm" svg:viewBox="0 0 465 826" svg:d="M233 826c-78 0-155 0-233 0 0-275 0-550 0-826 155 0 310 0 465 0 0 276 0 551 0 826-77 0-155 0-232 0z"><text:p/></draw:path><draw:path draw:style-name="gr102" draw:text-style-name="P6" svg:width="0.257cm" svg:height="0.016cm" svg:x="0.036cm" svg:y="0.179cm" svg:viewBox="0 0 258 17" svg:d="M243 17c7 0 15 0 15-9 0-8-8-8-15-8-76 0-152 0-227 0-8 0-16 0-16 8 0 9 8 9 16 9 75 0 151 0 227 0z"><text:p/></draw:path><draw:path draw:style-name="gr103" draw:text-style-name="P6" svg:width="0.154cm" svg:height="0.296cm" svg:x="0.348cm" svg:y="0.001cm" svg:viewBox="0 0 155 297" svg:d="M80 5c-2-1 0-5-6-5-9 0-39 4-50 5-4 0-8 0-8 8 0 5 3 5 9 5 21 0 22 2 22 7 0 3-4 17-6 27-12 45-23 91-35 136-5 22-6 28-6 44 0 39 22 65 53 65 50 0 102-63 102-123 0-38-23-67-57-67-19 0-36 12-49 25 11-42 21-85 31-127zM41 164c2-9 2-10 6-15 21-27 39-34 50-34 16 0 28 13 28 40 0 25-15 73-22 90-14 27-33 43-50 43-15 0-28-12-28-43 0-7 0-16 6-42 4-13 6-27 10-39z"><text:p/></draw:path><draw:path draw:style-name="gr104" draw:text-style-name="P6" svg:width="0.507cm" svg:height="0.016cm" svg:x="0.001cm" svg:y="0.462cm" svg:viewBox="0 0 508 17" svg:d="M255 17c-86 0-170 0-255 0 0-6 0-11 0-17 169 0 339 0 508 0 0 6 0 11 0 17-84 0-169 0-253 0z"><text:p/></draw:path><draw:path draw:style-name="gr105" draw:text-style-name="P6" svg:width="0.192cm" svg:height="0.19cm" svg:x="0.161cm" svg:y="0.679cm" svg:viewBox="0 0 193 191" svg:d="M140 26c-7-15-19-26-38-26-49 0-102 61-102 124 0 39 24 67 56 67 9 0 30-3 56-33 2 18 18 33 38 33 15 0 24-10 30-24 7-15 9-28 13-41 0-5-3-5-4-5-5 0-5 3-6 9-8 26-15 51-33 51-11 0-12-11-12-19 0-10 0-13 5-31s6-22 10-39c4-19 9-39 15-58 3-12 3-12 3-15 0-7-5-11-12-11-11 0-17 10-19 18zM113 136c-1 7-1 8-9 15-18 23-36 30-46 30-22 0-28-23-28-39 0-21 13-74 24-93 12-24 31-39 48-39 28 0 34 32 34 36 0 2-2 6-2 7-7 27-14 55-21 83z"><text:p/></draw:path></draw:g></draw:g><text:s/>ou le produit <draw:g text:anchor-type="as-char" svg:y="-0.473cm" draw:z-index="1" draw:style-name="gr1"><svg:title>TexMaths</svg:title><svg:desc>12§display§\frac{c}{a}§svg§600§FALSE§</svg:desc><draw:g draw:style-name="gr2"><draw:path draw:style-name="gr97" draw:text-style-name="P5" svg:width="0.177cm" svg:height="0.719cm" svg:x="0.022cm" svg:y="0.022cm" svg:viewBox="0 0 178 720" svg:d="M0 0c59 0 119 0 178 0 0 240 0 480 0 720-59 0-119 0-178 0 0-240 0-480 0-720z"><text:p/></draw:path><draw:path draw:style-name="gr98" draw:text-style-name="P6" svg:width="0.161cm" svg:height="0.19cm" svg:x="0.037cm" svg:y="0cm" svg:viewBox="0 0 162 191" svg:d="M148 26c-6 0-12 0-18 6-7 6-7 14-7 16 0 11 7 16 15 16 12 0 23-11 23-28 0-20-19-36-49-36-56 0-112 60-112 120 0 37 24 71 69 71 58 0 93-45 93-49s-2-6-5-6c-2 0-2 1-4 3-34 42-78 42-83 42-28 0-39-20-39-45 0-17 9-58 23-84 13-24 36-42 58-42 14 0 30 4 36 16z"><text:p/></draw:path><draw:path draw:style-name="gr99" draw:text-style-name="P6" svg:width="0.22cm" svg:height="0.016cm" svg:x="0cm" svg:y="0.358cm" svg:viewBox="0 0 221 17" svg:d="M0 0c73 0 148 0 221 0 0 6 0 11 0 17-73 0-148 0-221 0 0-6 0-11 0-17z"><text:p/></draw:path><draw:path draw:style-name="gr100" draw:text-style-name="P6" svg:width="0.19cm" svg:height="0.19cm" svg:x="0.017cm" svg:y="0.572cm" svg:viewBox="0 0 191 191" svg:d="M139 28c-8-16-20-28-38-28-49 0-101 62-101 124 0 39 23 67 56 67 9 0 29-1 55-31 2 16 16 31 37 31 14 0 24-10 31-23 7-16 12-41 12-42 0-5-4-5-5-5-3 0-5 3-6 9-7 27-14 51-31 51-12 0-13-11-13-19 0-10 1-12 6-31 3-18 5-22 8-37 6-21 11-40 16-60 2-11 2-12 2-14 0-7-5-12-12-12-9 0-15 10-17 20zM112 136c-1 8-1 8-7 15-20 24-36 30-49 30-20 0-26-23-26-39 0-21 13-72 23-93 13-24 32-39 49-39 25 0 31 34 31 37 0 2 0 5-1 7-6 28-13 54-20 82z"><text:p/></draw:path></draw:g></draw:g><text:s/>des racines</text:p>
      <text:h text:style-name="Heading_20_3" text:outline-level="3">Avec le discriminant</text:h>
      <text:p text:style-name="P2">1 – On calcule le discriminant : <draw:g text:anchor-type="as-char" svg:y="-0.372cm" draw:z-index="2" draw:style-name="gr1"><svg:title>TexMaths</svg:title><svg:desc>12§display§\Delta = b^2 – 4ac§svg§600§FALSE§</svg:desc><draw:g draw:style-name="gr2"><draw:path draw:style-name="gr88" draw:text-style-name="P5" svg:width="2.064cm" svg:height="0.329cm" svg:x="0.002cm" svg:y="0.022cm" svg:viewBox="0 0 2065 330" svg:d="M1033 330c-344 0-689 0-1033 0 0-111 0-220 0-330 689 0 1376 0 2065 0 0 110 0 219 0 330-344 0-689 0-1032 0z"><text:p/></draw:path><draw:path draw:style-name="gr89" draw:text-style-name="P6" svg:width="0.31cm" svg:height="0.299cm" svg:x="0.001cm" svg:y="0.069cm" svg:viewBox="0 0 311 300" svg:d="M166 7c-3-5-4-7-11-7s-7 2-11 7c-48 95-95 190-143 284-1 4-1 4-1 5 0 4 2 4 8 4 98 0 196 0 293 0 7 0 10 0 10-4-1-1 0-1-3-5-48-94-94-189-142-284zM142 42c38 75 75 151 114 225-76 0-153 0-228 0 38-74 75-150 114-225z"><text:p/></draw:path><draw:path draw:style-name="gr90" draw:text-style-name="P6" svg:width="0.28cm" svg:height="0.097cm" svg:x="0.472cm" svg:y="0.214cm" svg:viewBox="0 0 281 98" svg:d="M266 17c6 0 15 0 15-9 0-8-9-8-15-8-84 0-168 0-252 0-6 0-14 0-14 8 0 9 8 9 14 9 84 0 168 0 252 0zM266 98c6 0 15 0 15-8s-9-8-15-8c-84 0-168 0-252 0-6 0-14 0-14 8s8 8 14 8c84 0 168 0 252 0z"><text:p/></draw:path><draw:path draw:style-name="gr91" draw:text-style-name="P6" svg:width="0.154cm" svg:height="0.294cm" svg:x="0.914cm" svg:y="0.079cm" svg:viewBox="0 0 155 295" svg:d="M80 4c-1-2 0-4-4-4-10 0-41 2-52 4-4 0-8 1-8 8 0 5 3 5 10 5 21 0 21 3 21 7s-4 18-6 26c-12 46-23 91-35 137-5 20-6 26-6 42 0 40 22 66 53 66 50 0 102-62 102-122 0-39-22-67-57-67-19 0-36 11-49 25 11-43 21-85 31-127zM41 163c2-10 2-10 7-14 20-28 40-34 50-34 15 0 27 12 27 40 0 24-15 72-22 87-14 28-33 43-50 43-13 0-28-10-28-42 0-8 0-16 7-42 3-13 6-26 9-38z"><text:p/></draw:path><draw:path draw:style-name="gr92" draw:text-style-name="P6" svg:width="0.129cm" svg:height="0.194cm" svg:x="1.093cm" svg:y="0.001cm" svg:viewBox="0 0 130 195" svg:d="M130 143c-4 0-6 0-10 0-1 6-4 22-7 26-3 1-25 1-30 1-18 0-36 0-54 0 31-27 41-35 59-49 21-17 42-36 42-63 0-36-32-58-69-58s-61 26-61 53c0 15 12 17 16 17 7 0 15-5 15-16 0-6-2-16-18-16 10-21 30-27 43-27 30 0 45 23 45 47 0 25-18 45-28 56-24 23-47 47-71 71-2 2-2 2-2 10 41 0 80 0 121 0 3-18 6-36 9-52z"><text:p/></draw:path><draw:path draw:style-name="gr93" draw:text-style-name="P6" svg:width="0.209cm" svg:height="0.009cm" svg:x="1.263cm" svg:y="0.252cm" svg:viewBox="0 0 210 10" svg:d="M210 10c0-4 0-6 0-10-70 0-140 0-210 0 0 4 0 6 0 10 70 0 140 0 210 0z"><text:p/></draw:path><draw:path draw:style-name="gr94" draw:text-style-name="P6" svg:width="0.186cm" svg:height="0.282cm" svg:x="1.485cm" svg:y="0.086cm" svg:viewBox="0 0 187 283" svg:d="M113 213c0 14 0 26 0 38 0 14-1 19-33 19-2 0-6 0-8 0 0 5 0 9 0 13 17-1 38-1 56-1s40 0 58 1c0-4 0-8 0-13-4 0-6 0-10 0-31 0-31-5-31-19 0-12 0-24 0-38 15 0 28 0 42 0 0-3 0-8 0-12-14 0-27 0-42 0 0-63 0-127 0-190 0-9 0-11-7-11-4 0-5 0-8 5-44 65-87 130-130 196 0 4 0 9 0 12 37 0 76 0 113 0zM115 201c-35 0-68 0-103 0 35-52 68-105 103-157 0 52 0 105 0 157z"><text:p/></draw:path><draw:path draw:style-name="gr95" draw:text-style-name="P6" svg:width="0.192cm" svg:height="0.19cm" svg:x="1.701cm" svg:y="0.184cm" svg:viewBox="0 0 193 191" svg:d="M140 26c-7-15-19-26-38-26-49 0-102 62-102 123 0 40 23 68 56 68 9 0 29-3 54-32 4 17 20 32 39 32 15 0 25-10 31-23 7-16 13-41 13-42 0-5-3-5-5-5-4 0-4 2-6 8-7 27-14 52-32 52-11 0-12-11-12-19 0-10 0-13 5-31s6-22 9-39c5-20 11-39 16-58 2-11 2-12 2-15 0-7-4-11-12-11-10 0-16 10-18 18zM113 135c-3 9-3 9-9 16-18 23-36 30-46 30-22 0-28-23-28-40 0-20 13-73 23-92 13-24 32-39 49-39 28 0 34 33 34 37 0 2-2 5-2 6-7 27-14 55-21 82z"><text:p/></draw:path><draw:path draw:style-name="gr96" draw:text-style-name="P6" svg:width="0.163cm" svg:height="0.19cm" svg:x="1.924cm" svg:y="0.184cm" svg:viewBox="0 0 164 191" svg:d="M150 26c-7 0-13 0-19 6s-7 14-7 16c0 11 7 16 15 16 12 0 24-11 24-28 0-20-20-36-50-36-57 0-113 60-113 120 0 37 24 71 68 71 60 0 96-45 96-51 0-2-2-5-4-5-3 0-4 2-6 4-34 42-80 42-84 42-27 0-39-20-39-46 0-18 9-58 23-83 13-24 36-42 60-42 14 0 30 4 36 16z"><text:p/></draw:path></draw:g></draw:g></text:p>
      <text:p text:style-name="P3">2 - Calcul des solutions</text:p>
      <text:p text:style-name="P3">Si <text:s/><draw:g text:anchor-type="as-char" svg:y="-0.3cm" draw:z-index="3" draw:style-name="gr1"><svg:title>TexMaths</svg:title><svg:desc>12§display§\Delta &lt; 0§svg§600§FALSE§</svg:desc><draw:g draw:style-name="gr2"><draw:path draw:style-name="gr84" draw:text-style-name="P5" svg:width="1.063cm" svg:height="0.273cm" svg:x="0.002cm" svg:y="0.023cm" svg:viewBox="0 0 1064 274" svg:d="M533 274c-178 0-355 0-533 0 0-91 0-183 0-274 354 0 710 0 1064 0 0 91 0 183 0 274-177 0-354 0-531 0z"><text:p/></draw:path><draw:path draw:style-name="gr85" draw:text-style-name="P6" svg:width="0.31cm" svg:height="0.299cm" svg:x="0.001cm" svg:y="0.001cm" svg:viewBox="0 0 311 300" svg:d="M166 7c-3-5-4-7-11-7s-7 2-11 7c-48 95-95 190-143 285-1 4-1 4-1 5 0 3 2 3 8 3 98 0 195 0 293 0 8 0 10 0 10-3-1-1 0-1-2-5-48-95-96-190-143-285zM142 42c38 76 75 150 114 226-76 0-153 0-228 0 38-76 75-150 114-226z"><text:p/></draw:path><draw:path draw:style-name="gr86" draw:text-style-name="P6" svg:width="0.256cm" svg:height="0.242cm" svg:x="0.485cm" svg:y="0.075cm" svg:viewBox="0 0 257 243" svg:d="M250 17c5-3 7-4 7-9 0-4-4-8-8-8-2 0-3 0-8 2-78 38-156 74-234 111-5 1-7 2-7 8 0 5 2 8 7 10 78 36 156 72 234 108 5 4 6 4 8 4 4 0 8-4 8-9s-2-7-7-9c-75-35-148-69-222-104 74-35 147-69 222-104z"><text:p/></draw:path><draw:path draw:style-name="gr87" draw:text-style-name="P6" svg:width="0.177cm" svg:height="0.287cm" svg:x="0.91cm" svg:y="0.023cm" svg:viewBox="0 0 178 288" svg:d="M178 145c0-33-3-67-17-98-19-41-54-47-72-47-25 0-57 11-73 49-14 29-16 63-16 96 0 30 1 69 19 100 18 35 48 43 70 43 23 0 54-9 73-49 13-29 16-62 16-94zM89 279c-17 0-42-11-49-52-5-25-5-62-5-86 0-28 0-56 3-79 9-49 40-54 51-54 13 0 41 9 49 50 5 24 5 56 5 83 0 31 0 58-5 85-7 39-31 53-49 53z"><text:p/></draw:path></draw:g></draw:g></text:p>
      <text:p text:style-name="P2">Pas de solution</text:p>
      <text:p text:style-name="P2">Si <draw:g text:anchor-type="as-char" svg:y="-0.31cm" draw:z-index="4" draw:style-name="gr1"><svg:title>TexMaths</svg:title><svg:desc>12§display§\Delta = 0§svg§600§FALSE§</svg:desc><draw:g draw:style-name="gr2"><draw:path draw:style-name="gr80" draw:text-style-name="P5" svg:width="1.062cm" svg:height="0.265cm" svg:x="0.003cm" svg:y="0.021cm" svg:viewBox="0 0 1063 266" svg:d="M0 0c354 0 708 0 1063 0 0 89 0 177 0 266-355 0-709 0-1063 0 0-89 0-177 0-266z"><text:p/></draw:path><draw:path draw:style-name="gr81" draw:text-style-name="P6" svg:width="0.311cm" svg:height="0.299cm" svg:x="0.001cm" svg:y="0cm" svg:viewBox="0 0 312 300" svg:d="M167 7c-2-5-4-7-11-7s-8 2-11 7c-48 95-95 189-143 285-2 3-2 5-2 6 0 2 4 2 10 2 97 0 194 0 293 0 6 0 9 0 9-2 0-1 0-3-2-6-48-96-96-190-143-285zM143 42c37 76 74 151 113 227-76 0-152 0-227 0 38-76 75-151 114-227z"><text:p/></draw:path><draw:path draw:style-name="gr82" draw:text-style-name="P6" svg:width="0.279cm" svg:height="0.098cm" svg:x="0.474cm" svg:y="0.147cm" svg:viewBox="0 0 280 99" svg:d="M265 17c6 0 15 0 15-9 0-8-9-8-13-8-84 0-170 0-254 0-6 0-13 0-13 8 0 9 7 9 14 9 84 0 167 0 251 0zM267 99c4 0 13 0 13-9 0-8-9-8-15-8-84 0-167 0-251 0-7 0-14 0-14 8 0 9 7 9 13 9 84 0 170 0 254 0z"><text:p/></draw:path><draw:path draw:style-name="gr83" draw:text-style-name="P6" svg:width="0.177cm" svg:height="0.288cm" svg:x="0.91cm" svg:y="0.02cm" svg:viewBox="0 0 178 289" svg:d="M178 146c0-34-3-66-17-98-19-41-54-48-72-48-25 0-55 12-73 51-14 29-16 61-16 95 0 31 2 69 19 101 18 34 49 42 70 42 23 0 55-8 73-49 13-29 16-62 16-94zM89 280c-17 0-41-10-49-51-5-25-5-64-5-88 0-26 0-54 3-77 9-51 40-54 51-54 14 0 42 7 49 49 5 24 5 56 5 82 0 30 0 59-5 87-6 40-30 52-49 52z"><text:p/></draw:path></draw:g></draw:g></text:p>
      <text:p text:style-name="P2">La solution est <text:s/><draw:g text:anchor-type="as-char" svg:y="-0.58cm" draw:z-index="6" draw:style-name="gr1"><svg:title>TexMaths</svg:title><svg:desc>12§display§\frac{-b}{2a}§svg§600§FALSE§</svg:desc><draw:g draw:style-name="gr2"><draw:path draw:style-name="gr70" draw:text-style-name="P5" svg:width="0.464cm" svg:height="0.825cm" svg:x="0.022cm" svg:y="0.022cm" svg:viewBox="0 0 465 826" svg:d="M233 826c-78 0-155 0-233 0 0-275 0-550 0-826 155 0 310 0 465 0 0 276 0 551 0 826-77 0-155 0-232 0z"><text:p/></draw:path><draw:path draw:style-name="gr71" draw:text-style-name="P6" svg:width="0.257cm" svg:height="0.016cm" svg:x="0.036cm" svg:y="0.179cm" svg:viewBox="0 0 258 17" svg:d="M243 17c7 0 15 0 15-9 0-8-8-8-15-8-76 0-152 0-227 0-8 0-16 0-16 8 0 9 8 9 16 9 75 0 151 0 227 0z"><text:p/></draw:path><draw:path draw:style-name="gr72" draw:text-style-name="P6" svg:width="0.154cm" svg:height="0.296cm" svg:x="0.348cm" svg:y="0.001cm" svg:viewBox="0 0 155 297" svg:d="M80 5c-2-1 0-5-6-5-9 0-39 4-50 5-4 0-8 0-8 8 0 5 3 5 9 5 21 0 22 2 22 7 0 3-4 17-6 27-12 45-23 91-35 136-5 22-6 28-6 44 0 39 22 65 53 65 50 0 102-63 102-123 0-38-23-67-57-67-19 0-36 12-49 25 11-42 21-85 31-127zM41 164c2-9 2-10 6-15 21-27 39-34 50-34 16 0 28 13 28 40 0 25-15 73-22 90-14 27-33 43-50 43-15 0-28-12-28-43 0-7 0-16 6-42 4-13 6-27 10-39z"><text:p/></draw:path><draw:path draw:style-name="gr73" draw:text-style-name="P6" svg:width="0.507cm" svg:height="0.016cm" svg:x="0.001cm" svg:y="0.462cm" svg:viewBox="0 0 508 17" svg:d="M255 17c-86 0-170 0-255 0 0-6 0-11 0-17 169 0 339 0 508 0 0 6 0 11 0 17-84 0-169 0-253 0z"><text:p/></draw:path><draw:path draw:style-name="gr74" draw:text-style-name="P6" svg:width="0.167cm" svg:height="0.28cm" svg:x="0.06cm" svg:y="0.586cm" svg:viewBox="0 0 168 281" svg:d="M32 248c15-14 30-28 45-43 66-59 91-81 91-123 0-48-38-82-89-82-48 0-79 38-79 77 0 23 22 23 23 23 7 0 21-5 21-22 0-11-7-22-22-22-4 0-4 0-5 0 9-27 32-43 56-43 39 0 57 35 57 69 0 33-21 67-45 93-26 30-54 60-80 90-5 5-5 6-5 16 52 0 103 0 156 0 4-26 7-49 12-73-3 0-7 0-11 0-1 12-4 31-8 37-4 3-31 3-41 3-25 0-50 0-76 0z"><text:p/></draw:path><draw:path draw:style-name="gr75" draw:text-style-name="P6" svg:width="0.192cm" svg:height="0.19cm" svg:x="0.265cm" svg:y="0.679cm" svg:viewBox="0 0 193 191" svg:d="M140 26c-7-15-20-26-38-26-49 0-102 61-102 124 0 39 23 67 56 67 9 0 29-3 54-33 4 18 18 33 39 33 16 0 25-10 31-24 7-15 9-28 13-41 0-5-3-5-4-5-5 0-5 3-6 9-8 26-16 51-33 51-12 0-13-11-13-19 0-10 1-13 6-31s6-22 10-39c4-19 9-39 14-58 4-12 4-12 4-15 0-7-5-11-12-11-11 0-17 10-19 18zM113 136c-3 7-3 8-9 15-18 23-36 30-48 30-20 0-26-23-26-39 0-21 13-74 23-93 13-24 32-39 49-39 28 0 34 32 34 36 0 2-2 6-2 7-7 27-14 55-21 83z"><text:p/></draw:path></draw:g></draw:g></text:p>
      <text:p text:style-name="P2">Si <text:s/><draw:g text:anchor-type="as-char" svg:y="-0.3cm" draw:z-index="5" draw:style-name="gr1"><svg:title>TexMaths</svg:title><svg:desc>12§display§\Delta &gt; 0§svg§600§FALSE§</svg:desc><draw:g draw:style-name="gr2"><draw:path draw:style-name="gr76" draw:text-style-name="P5" svg:width="1.063cm" svg:height="0.273cm" svg:x="0.002cm" svg:y="0.023cm" svg:viewBox="0 0 1064 274" svg:d="M533 274c-178 0-355 0-533 0 0-91 0-183 0-274 354 0 710 0 1064 0 0 91 0 183 0 274-177 0-354 0-531 0z"><text:p/></draw:path><draw:path draw:style-name="gr77" draw:text-style-name="P6" svg:width="0.31cm" svg:height="0.299cm" svg:x="0.001cm" svg:y="0.001cm" svg:viewBox="0 0 311 300" svg:d="M166 7c-3-5-4-7-11-7s-7 2-11 7c-48 95-95 190-143 285-1 4-1 4-1 5 0 3 2 3 8 3 98 0 195 0 293 0 8 0 10 0 10-3-1-1 0-1-2-5-48-95-96-190-143-285zM142 42c38 76 75 150 114 226-76 0-153 0-228 0 38-76 75-150 114-226z"><text:p/></draw:path><draw:path draw:style-name="gr78" draw:text-style-name="P6" svg:width="0.256cm" svg:height="0.242cm" svg:x="0.485cm" svg:y="0.075cm" svg:viewBox="0 0 257 243" svg:d="M250 131c3-2 7-5 7-10 0-6-4-7-7-8-78-37-156-73-234-111-6-2-6-2-8-2-4 0-8 4-8 8s1 6 7 9c75 35 148 69 222 104-74 35-147 69-222 104-6 3-7 6-7 9 0 5 4 9 8 9 2 0 2 0 8-4 78-36 156-72 234-108z"><text:p/></draw:path><draw:path draw:style-name="gr79" draw:text-style-name="P6" svg:width="0.177cm" svg:height="0.287cm" svg:x="0.91cm" svg:y="0.023cm" svg:viewBox="0 0 178 288" svg:d="M178 145c0-33-3-67-17-98-19-41-54-47-72-47-25 0-57 11-73 49-14 29-16 63-16 96 0 30 1 69 19 100 18 35 48 43 70 43 23 0 54-9 73-49 13-29 16-62 16-94zM89 279c-17 0-42-11-49-52-5-25-5-62-5-86 0-28 0-56 3-79 9-49 40-54 51-54 13 0 41 9 49 50 5 24 5 56 5 83 0 31 0 58-5 85-7 39-31 53-49 53z"><text:p/></draw:path></draw:g></draw:g></text:p>
      <text:p text:style-name="P2">Les solutions sont <draw:g text:anchor-type="as-char" svg:y="-0.665cm" draw:z-index="7" draw:style-name="gr1"><svg:title>TexMaths</svg:title><svg:desc>12§display§\frac{-b - \sqrt{\Delta}}{2a}§svg§600§FALSE§</svg:desc><draw:g draw:style-name="gr2"><draw:path draw:style-name="gr60" draw:text-style-name="P5" svg:width="1.683cm" svg:height="0.908cm" svg:x="0.022cm" svg:y="0.022cm" svg:viewBox="0 0 1684 909" svg:d="M842 909c-281 0-561 0-842 0 0-303 0-606 0-909 561 0 1123 0 1684 0 0 303 0 606 0 909-281 0-562 0-842 0z"><text:p/></draw:path><draw:path draw:style-name="gr61" draw:text-style-name="P6" svg:width="0.257cm" svg:height="0.016cm" svg:x="0.036cm" svg:y="0.261cm" svg:viewBox="0 0 258 17" svg:d="M244 17c7 0 14 0 14-9 0-8-7-8-14-8-76 0-153 0-228 0-8 0-16 0-16 8 0 9 8 9 16 9 75 0 152 0 228 0z"><text:p/></draw:path><draw:path draw:style-name="gr62" draw:text-style-name="P6" svg:width="0.154cm" svg:height="0.296cm" svg:x="0.349cm" svg:y="0.082cm" svg:viewBox="0 0 155 297" svg:d="M80 5c0-1 0-5-4-5-10 0-41 4-52 4-4 1-8 1-8 8 0 6 3 6 10 6 21 0 21 2 21 7 0 3-4 17-6 25-11 46-23 93-34 138-6 21-7 28-7 42 0 41 23 67 54 67 49 0 101-63 101-123 0-38-22-68-56-68-20 0-37 13-50 25 11-42 21-84 31-126zM41 163c2-8 2-9 7-14 20-28 40-34 51-34 14 0 26 13 26 40 0 25-14 73-22 90-14 28-33 43-49 43-14 0-29-12-29-43 0-7 0-16 7-42 3-13 6-27 9-40z"><text:p/></draw:path><draw:path draw:style-name="gr63" draw:text-style-name="P6" svg:width="0.257cm" svg:height="0.016cm" svg:x="0.639cm" svg:y="0.261cm" svg:viewBox="0 0 258 17" svg:d="M244 17c7 0 14 0 14-9 0-8-7-8-14-8-76 0-153 0-228 0-8 0-16 0-16 8 0 9 8 9 16 9 75 0 152 0 228 0z"><text:p/></draw:path><draw:path draw:style-name="gr64" draw:text-style-name="P6" svg:width="0.328cm" svg:height="0.42cm" svg:x="1.056cm" svg:y="0.001cm" svg:viewBox="0 0 329 421" svg:d="M133 377c-25-55-49-109-74-163-3-8-5-8-6-8-3 2-3 0-7 4-14 10-27 19-40 30-6 5-6 6-6 7 0 3 1 5 5 5 2 0 9-6 13-10 4-2 10-7 14-9 28 60 56 121 83 182 3 6 5 6 9 6 7 0 8-2 11-8 63-132 128-264 192-396 2-6 2-7 2-9 0-3-3-8-8-8-4 0-6 2-10 10-59 122-119 244-178 367z"><text:p/></draw:path><draw:path draw:style-name="gr65" draw:text-style-name="P6" svg:width="0.351cm" svg:height="0.016cm" svg:x="1.376cm" svg:y="0.001cm" svg:viewBox="0 0 352 17" svg:d="M175 17c-58 0-116 0-175 0 0-6 0-11 0-17 118 0 234 0 352 0 0 6 0 11 0 17-59 0-118 0-177 0z"><text:p/></draw:path><draw:path draw:style-name="gr66" draw:text-style-name="P6" svg:width="0.31cm" svg:height="0.302cm" svg:x="1.397cm" svg:y="0.073cm" svg:viewBox="0 0 311 303" svg:d="M166 7c-3-5-4-7-11-7s-7 2-11 7c-48 96-95 191-143 287-1 4-1 4-1 5 0 4 2 4 8 4 98 0 196 0 294 0 7 0 9 0 9-4 0-1 0-1-2-5-48-96-95-191-143-287zM142 42c37 76 75 151 113 228-76 0-152 0-227 0 38-77 75-152 114-228z"><text:p/></draw:path><draw:path draw:style-name="gr67" draw:text-style-name="P6" svg:width="1.726cm" svg:height="0.016cm" svg:x="0.001cm" svg:y="0.545cm" svg:viewBox="0 0 1727 17" svg:d="M864 17c-289 0-576 0-864 0 0-6 0-11 0-17 575 0 1152 0 1727 0 0 6 0 11 0 17-288 0-576 0-863 0z"><text:p/></draw:path><draw:path draw:style-name="gr68" draw:text-style-name="P6" svg:width="0.168cm" svg:height="0.28cm" svg:x="0.669cm" svg:y="0.667cm" svg:viewBox="0 0 169 281" svg:d="M32 248c16-14 30-28 46-43 65-59 91-81 91-123 0-48-38-82-90-82-48 0-79 38-79 77 0 23 22 23 23 23 7 0 21-5 21-22 0-11-7-23-21-23-4 0-5 0-6 1 9-27 32-43 57-43 39 0 57 34 57 69 0 33-22 67-45 93-27 30-54 60-81 90-5 5-5 5-5 16 53 0 105 0 157 0 4-25 9-49 12-73-3 0-7 0-10 0-3 12-5 31-10 37-2 3-31 3-40 3-25 0-51 0-77 0z"><text:p/></draw:path><draw:path draw:style-name="gr69" draw:text-style-name="P6" svg:width="0.191cm" svg:height="0.19cm" svg:x="0.875cm" svg:y="0.762cm" svg:viewBox="0 0 192 191" svg:d="M139 26c-7-15-19-26-38-26-49 0-101 61-101 124 0 39 23 67 55 67 9 0 30-3 56-33 3 18 18 33 38 33 14 0 24-10 31-24 7-15 9-28 12-41 0-5-3-5-5-5-3 0-4 3-6 9-7 26-14 51-31 51-12 0-13-11-13-19 0-10 1-13 6-31 4-18 5-22 8-39 5-19 11-39 16-58 2-12 2-12 2-15 0-7-4-11-12-11-9 0-15 9-18 18zM113 136c-2 7-2 8-8 15-20 23-37 30-49 30-21 0-27-23-27-39 0-22 14-74 24-93 13-25 31-41 49-41 27 0 33 35 33 38 0 2 0 6-2 7-7 27-13 55-20 83z"><text:p/></draw:path></draw:g></draw:g><text:s/>ou <draw:g text:anchor-type="as-char" svg:y="-0.665cm" draw:z-index="8" draw:style-name="gr1"><svg:title>TexMaths</svg:title><svg:desc>12§display§\frac{-b + \sqrt{\Delta}}{2a}§svg§600§FALSE§</svg:desc><draw:g draw:style-name="gr2"><draw:path draw:style-name="gr50" draw:text-style-name="P5" svg:width="1.683cm" svg:height="0.908cm" svg:x="0.022cm" svg:y="0.022cm" svg:viewBox="0 0 1684 909" svg:d="M842 909c-281 0-561 0-842 0 0-303 0-606 0-909 561 0 1123 0 1684 0 0 303 0 606 0 909-281 0-562 0-842 0z"><text:p/></draw:path><draw:path draw:style-name="gr51" draw:text-style-name="P6" svg:width="0.257cm" svg:height="0.016cm" svg:x="0.036cm" svg:y="0.261cm" svg:viewBox="0 0 258 17" svg:d="M244 17c7 0 14 0 14-9 0-8-7-8-14-8-76 0-153 0-228 0-8 0-16 0-16 8 0 9 8 9 16 9 75 0 152 0 228 0z"><text:p/></draw:path><draw:path draw:style-name="gr52" draw:text-style-name="P6" svg:width="0.154cm" svg:height="0.296cm" svg:x="0.349cm" svg:y="0.082cm" svg:viewBox="0 0 155 297" svg:d="M80 5c0-1 0-5-4-5-10 0-41 4-52 4-4 1-8 1-8 8 0 6 3 6 10 6 21 0 21 2 21 7 0 3-4 17-6 25-11 46-23 93-34 138-6 21-7 28-7 42 0 41 23 67 54 67 49 0 101-63 101-123 0-38-22-68-56-68-20 0-37 13-50 25 11-42 21-84 31-126zM41 163c2-8 2-9 7-14 20-28 40-34 51-34 14 0 26 13 26 40 0 25-14 73-22 90-14 28-33 43-49 43-14 0-29-12-29-43 0-7 0-16 7-42 3-13 6-27 9-40z"><text:p/></draw:path><draw:path draw:style-name="gr53" draw:text-style-name="P6" svg:width="0.279cm" svg:height="0.28cm" svg:x="0.628cm" svg:y="0.129cm" svg:viewBox="0 0 280 281" svg:d="M149 149c40 0 78 0 118 0 6 0 13 0 13-9 0-8-7-8-13-8-40 0-78 0-118 0 0-40 0-79 0-119 0-5 0-13-8-13-9 0-9 8-9 13 0 40 0 79 0 119-40 0-79 0-119 0-5 0-13 0-13 8 0 9 8 9 13 9 40 0 79 0 119 0 0 38 0 78 0 117 0 7 0 15 9 15 8 0 8-8 8-15 0-39 0-79 0-117z"><text:p/></draw:path><draw:path draw:style-name="gr54" draw:text-style-name="P6" svg:width="0.328cm" svg:height="0.42cm" svg:x="1.056cm" svg:y="0.001cm" svg:viewBox="0 0 329 421" svg:d="M133 377c-25-55-49-109-74-163-3-8-5-8-6-8-3 2-3 0-7 4-14 10-27 19-40 30-6 5-6 6-6 7 0 3 1 5 5 5 2 0 9-6 13-10 4-2 10-7 14-9 28 60 56 121 83 182 3 6 5 6 9 6 7 0 8-2 11-8 63-132 128-264 192-396 2-6 2-7 2-9 0-3-3-8-8-8-4 0-6 2-10 10-59 122-119 244-178 367z"><text:p/></draw:path><draw:path draw:style-name="gr55" draw:text-style-name="P6" svg:width="0.351cm" svg:height="0.016cm" svg:x="1.376cm" svg:y="0.001cm" svg:viewBox="0 0 352 17" svg:d="M175 17c-58 0-116 0-175 0 0-6 0-11 0-17 118 0 234 0 352 0 0 6 0 11 0 17-59 0-118 0-177 0z"><text:p/></draw:path><draw:path draw:style-name="gr56" draw:text-style-name="P6" svg:width="0.31cm" svg:height="0.302cm" svg:x="1.397cm" svg:y="0.073cm" svg:viewBox="0 0 311 303" svg:d="M166 7c-3-5-4-7-11-7s-7 2-11 7c-48 96-95 191-143 287-1 4-1 4-1 5 0 4 2 4 8 4 98 0 196 0 294 0 7 0 9 0 9-4 0-1 0-1-2-5-48-96-95-191-143-287zM142 42c37 76 75 151 113 228-76 0-152 0-227 0 38-77 75-152 114-228z"><text:p/></draw:path><draw:path draw:style-name="gr57" draw:text-style-name="P6" svg:width="1.726cm" svg:height="0.016cm" svg:x="0.001cm" svg:y="0.545cm" svg:viewBox="0 0 1727 17" svg:d="M864 17c-289 0-576 0-864 0 0-6 0-11 0-17 575 0 1152 0 1727 0 0 6 0 11 0 17-288 0-576 0-863 0z"><text:p/></draw:path><draw:path draw:style-name="gr58" draw:text-style-name="P6" svg:width="0.168cm" svg:height="0.28cm" svg:x="0.669cm" svg:y="0.667cm" svg:viewBox="0 0 169 281" svg:d="M32 248c16-14 30-28 46-43 65-59 91-81 91-123 0-48-38-82-90-82-48 0-79 38-79 77 0 23 22 23 23 23 7 0 21-5 21-22 0-11-7-23-21-23-4 0-5 0-6 1 9-27 32-43 57-43 39 0 57 34 57 69 0 33-22 67-45 93-27 30-54 60-81 90-5 5-5 5-5 16 53 0 105 0 157 0 4-25 9-49 12-73-3 0-7 0-10 0-3 12-5 31-10 37-2 3-31 3-40 3-25 0-51 0-77 0z"><text:p/></draw:path><draw:path draw:style-name="gr59" draw:text-style-name="P6" svg:width="0.191cm" svg:height="0.19cm" svg:x="0.875cm" svg:y="0.762cm" svg:viewBox="0 0 192 191" svg:d="M139 26c-7-15-19-26-38-26-49 0-101 61-101 124 0 39 23 67 55 67 9 0 30-3 56-33 3 18 18 33 38 33 14 0 24-10 31-24 7-15 9-28 12-41 0-5-3-5-5-5-3 0-4 3-6 9-7 26-14 51-31 51-12 0-13-11-13-19 0-10 1-13 6-31 4-18 5-22 8-39 5-19 11-39 16-58 2-12 2-12 2-15 0-7-4-11-12-11-9 0-15 9-18 18zM113 136c-2 7-2 8-8 15-20 23-37 30-49 30-21 0-27-23-27-39 0-22 14-74 24-93 13-25 31-41 49-41 27 0 33 35 33 38 0 2 0 6-2 7-7 27-13 55-20 83z"><text:p/></draw:path></draw:g></draw:g></text:p>
      <text:h text:style-name="Heading_20_2" text:outline-level="2">Trouver le signe d’une fonction</text:h>
      <text:p text:style-name="P2">1 – On calcule le discriminant : <draw:g text:anchor-type="as-char" svg:y="-0.372cm" draw:z-index="12" draw:style-name="gr1"><svg:title>TexMaths</svg:title><svg:desc>12§display§\Delta = b^2 – 4ac§svg§600§FALSE§</svg:desc><draw:g draw:style-name="gr2"><draw:path draw:style-name="gr29" draw:text-style-name="P5" svg:width="2.064cm" svg:height="0.329cm" svg:x="0.002cm" svg:y="0.022cm" svg:viewBox="0 0 2065 330" svg:d="M1033 330c-344 0-689 0-1033 0 0-111 0-220 0-330 689 0 1376 0 2065 0 0 110 0 219 0 330-344 0-689 0-1032 0z"><text:p/></draw:path><draw:path draw:style-name="gr30" draw:text-style-name="P6" svg:width="0.31cm" svg:height="0.299cm" svg:x="0.001cm" svg:y="0.069cm" svg:viewBox="0 0 311 300" svg:d="M166 7c-3-5-4-7-11-7s-7 2-11 7c-48 95-95 190-143 284-1 4-1 4-1 5 0 4 2 4 8 4 98 0 196 0 293 0 7 0 10 0 10-4-1-1 0-1-3-5-48-94-94-189-142-284zM142 42c38 75 75 151 114 225-76 0-153 0-228 0 38-74 75-150 114-225z"><text:p/></draw:path><draw:path draw:style-name="gr31" draw:text-style-name="P6" svg:width="0.28cm" svg:height="0.097cm" svg:x="0.472cm" svg:y="0.214cm" svg:viewBox="0 0 281 98" svg:d="M266 17c6 0 15 0 15-9 0-8-9-8-15-8-84 0-168 0-252 0-6 0-14 0-14 8 0 9 8 9 14 9 84 0 168 0 252 0zM266 98c6 0 15 0 15-8s-9-8-15-8c-84 0-168 0-252 0-6 0-14 0-14 8s8 8 14 8c84 0 168 0 252 0z"><text:p/></draw:path><draw:path draw:style-name="gr32" draw:text-style-name="P6" svg:width="0.154cm" svg:height="0.294cm" svg:x="0.914cm" svg:y="0.079cm" svg:viewBox="0 0 155 295" svg:d="M80 4c-1-2 0-4-4-4-10 0-41 2-52 4-4 0-8 1-8 8 0 5 3 5 10 5 21 0 21 3 21 7s-4 18-6 26c-12 46-23 91-35 137-5 20-6 26-6 42 0 40 22 66 53 66 50 0 102-62 102-122 0-39-22-68-57-68-19 0-36 12-49 26 11-43 21-85 31-127zM41 163c2-10 2-10 7-14 20-28 40-34 50-34 15 0 27 12 27 40 0 24-15 72-22 87-14 28-33 43-50 43-13 0-28-10-28-42 0-8 0-16 7-42 3-13 6-26 9-38z"><text:p/></draw:path><draw:path draw:style-name="gr33" draw:text-style-name="P6" svg:width="0.129cm" svg:height="0.194cm" svg:x="1.093cm" svg:y="0.001cm" svg:viewBox="0 0 130 195" svg:d="M130 143c-4 0-6 0-10 0-1 6-4 22-7 26-3 1-25 1-30 1-18 0-36 0-54 0 31-27 41-35 59-49 21-17 42-36 42-63 0-36-32-58-69-58s-61 26-61 53c0 15 12 17 16 17 7 0 15-5 15-16 0-6-2-16-18-16 10-21 30-27 43-27 30 0 45 23 45 47 0 25-18 45-28 56-24 23-47 47-71 71-2 2-2 2-2 10 41 0 80 0 121 0 3-18 6-36 9-52z"><text:p/></draw:path><draw:path draw:style-name="gr34" draw:text-style-name="P6" svg:width="0.209cm" svg:height="0.009cm" svg:x="1.263cm" svg:y="0.252cm" svg:viewBox="0 0 210 10" svg:d="M210 10c0-4 0-6 0-10-70 0-140 0-210 0 0 4 0 6 0 10 70 0 140 0 210 0z"><text:p/></draw:path><draw:path draw:style-name="gr35" draw:text-style-name="P6" svg:width="0.186cm" svg:height="0.282cm" svg:x="1.485cm" svg:y="0.086cm" svg:viewBox="0 0 187 283" svg:d="M113 213c0 14 0 26 0 38 0 14-1 19-33 19-2 0-6 0-8 0 0 5 0 9 0 13 17-1 38-1 56-1s40 0 58 1c0-4 0-8 0-13-4 0-6 0-10 0-31 0-31-5-31-19 0-12 0-24 0-38 15 0 28 0 42 0 0-3 0-8 0-12-14 0-27 0-42 0 0-63 0-127 0-190 0-9 0-11-7-11-4 0-5 0-8 5-44 65-87 130-130 196 0 4 0 9 0 12 37 0 76 0 113 0zM115 201c-35 0-68 0-103 0 35-52 68-105 103-157 0 52 0 105 0 157z"><text:p/></draw:path><draw:path draw:style-name="gr36" draw:text-style-name="P6" svg:width="0.192cm" svg:height="0.19cm" svg:x="1.701cm" svg:y="0.184cm" svg:viewBox="0 0 193 191" svg:d="M140 26c-7-15-19-26-38-26-49 0-102 62-102 123 0 40 23 68 56 68 9 0 29-3 54-32 4 17 20 32 39 32 15 0 25-10 31-23 7-16 13-41 13-42 0-5-3-5-5-5-4 0-4 2-6 8-7 27-14 52-32 52-11 0-12-11-12-19 0-10 0-13 5-31s6-22 9-39c5-20 11-39 16-58 2-11 2-12 2-15 0-7-4-11-12-11-10 0-16 10-18 18zM113 135c-3 9-3 9-9 16-18 23-36 30-46 30-22 0-28-23-28-40 0-20 13-73 23-92 13-24 32-39 49-39 28 0 34 33 34 37 0 2-2 5-2 6-7 27-14 55-21 82z"><text:p/></draw:path><draw:path draw:style-name="gr37" draw:text-style-name="P6" svg:width="0.163cm" svg:height="0.19cm" svg:x="1.924cm" svg:y="0.184cm" svg:viewBox="0 0 164 191" svg:d="M150 26c-7 0-13 0-19 6s-7 14-7 16c0 11 7 16 15 16 12 0 24-11 24-28 0-20-20-36-50-36-57 0-113 60-113 120 0 37 24 71 68 71 60 0 96-45 96-51 0-2-2-5-4-5-3 0-4 2-6 4-34 42-80 42-84 42-27 0-39-20-39-46 0-18 9-58 23-83 13-24 36-42 60-42 14 0 30 4 36 16z"><text:p/></draw:path></draw:g></draw:g></text:p>
      <text:p text:style-name="P2">2 – Signe de la fonction</text:p>
      <text:p text:style-name="P2">Si <draw:g text:anchor-type="as-char" svg:y="-0.3cm" draw:z-index="9" draw:style-name="gr1"><svg:title>TexMaths</svg:title><svg:desc>12§display§\Delta &lt; 0§svg§600§FALSE§</svg:desc><draw:g draw:style-name="gr2"><draw:path draw:style-name="gr46" draw:text-style-name="P5" svg:width="1.063cm" svg:height="0.273cm" svg:x="0.002cm" svg:y="0.023cm" svg:viewBox="0 0 1064 274" svg:d="M533 274c-178 0-355 0-533 0 0-91 0-183 0-274 354 0 710 0 1064 0 0 91 0 183 0 274-177 0-354 0-531 0z"><text:p/></draw:path><draw:path draw:style-name="gr47" draw:text-style-name="P6" svg:width="0.31cm" svg:height="0.299cm" svg:x="0.001cm" svg:y="0.001cm" svg:viewBox="0 0 311 300" svg:d="M166 7c-3-5-4-7-11-7s-7 2-11 7c-48 95-95 190-143 285-1 4-1 4-1 5 0 3 2 3 8 3 98 0 195 0 293 0 8 0 10 0 10-3-1-1 0-1-2-5-48-95-96-190-143-285zM142 42c38 76 75 150 114 226-76 0-153 0-228 0 38-76 75-150 114-226z"><text:p/></draw:path><draw:path draw:style-name="gr48" draw:text-style-name="P6" svg:width="0.256cm" svg:height="0.242cm" svg:x="0.485cm" svg:y="0.075cm" svg:viewBox="0 0 257 243" svg:d="M250 17c5-3 7-4 7-9 0-4-4-8-8-8-2 0-3 0-8 2-78 38-156 74-234 111-5 1-7 2-7 8 0 5 2 8 7 10 78 36 156 72 234 108 5 4 6 4 8 4 4 0 8-4 8-9s-2-7-7-9c-75-35-148-69-222-104 74-35 147-69 222-104z"><text:p/></draw:path><draw:path draw:style-name="gr49" draw:text-style-name="P6" svg:width="0.177cm" svg:height="0.287cm" svg:x="0.91cm" svg:y="0.023cm" svg:viewBox="0 0 178 288" svg:d="M178 145c0-33-3-67-17-98-19-41-54-47-72-47-25 0-57 11-73 49-14 29-16 63-16 96 0 30 1 69 19 100 18 35 48 43 70 43 23 0 54-9 73-49 13-29 16-62 16-94zM89 279c-17 0-42-11-49-52-5-25-5-62-5-86 0-28 0-56 3-79 9-49 40-54 51-54 13 0 41 9 49 50 5 24 5 56 5 83 0 31 0 58-5 85-7 39-31 53-49 53z"><text:p/></draw:path></draw:g></draw:g></text:p>
      <text:p text:style-name="P2">La fonction a le même signe que a</text:p>
      <text:p text:style-name="P2">Si <draw:g text:anchor-type="as-char" svg:y="-0.31cm" draw:z-index="10" draw:style-name="gr1"><svg:title>TexMaths</svg:title><svg:desc>12§display§\Delta = 0§svg§600§FALSE§</svg:desc><draw:g draw:style-name="gr2"><draw:path draw:style-name="gr42" draw:text-style-name="P5" svg:width="1.062cm" svg:height="0.265cm" svg:x="0.003cm" svg:y="0.021cm" svg:viewBox="0 0 1063 266" svg:d="M0 0c354 0 708 0 1063 0 0 89 0 177 0 266-355 0-709 0-1063 0 0-89 0-177 0-266z"><text:p/></draw:path><draw:path draw:style-name="gr43" draw:text-style-name="P6" svg:width="0.311cm" svg:height="0.299cm" svg:x="0.001cm" svg:y="0cm" svg:viewBox="0 0 312 300" svg:d="M167 7c-2-5-4-7-11-7s-8 2-11 7c-48 95-95 189-143 285-2 3-2 5-2 6 0 2 4 2 10 2 97 0 194 0 293 0 6 0 9 0 9-2 0-1 0-3-2-6-48-96-96-190-143-285zM143 42c37 76 74 151 113 227-76 0-152 0-227 0 38-76 75-151 114-227z"><text:p/></draw:path><draw:path draw:style-name="gr44" draw:text-style-name="P6" svg:width="0.279cm" svg:height="0.098cm" svg:x="0.474cm" svg:y="0.147cm" svg:viewBox="0 0 280 99" svg:d="M265 17c6 0 15 0 15-9 0-8-9-8-13-8-84 0-170 0-254 0-6 0-13 0-13 8 0 9 7 9 14 9 84 0 167 0 251 0zM267 99c4 0 13 0 13-9 0-8-9-8-15-8-84 0-167 0-251 0-7 0-14 0-14 8 0 9 7 9 13 9 84 0 170 0 254 0z"><text:p/></draw:path><draw:path draw:style-name="gr45" draw:text-style-name="P6" svg:width="0.177cm" svg:height="0.288cm" svg:x="0.91cm" svg:y="0.02cm" svg:viewBox="0 0 178 289" svg:d="M178 146c0-34-3-66-17-98-19-41-54-48-72-48-25 0-55 12-73 51-14 29-16 61-16 95 0 31 2 69 19 101 18 34 49 42 70 42 23 0 55-8 73-49 13-29 16-62 16-94zM89 280c-17 0-41-10-49-51-5-25-5-64-5-88 0-26 0-54 3-77 9-51 40-54 51-54 14 0 42 7 49 49 5 24 5 56 5 82 0 30 0 59-5 87-6 40-30 52-49 52z"><text:p/></draw:path></draw:g></draw:g></text:p>
      <text:p text:style-name="P2">La fonction a le même signe que a, sauf pour <draw:g text:anchor-type="as-char" svg:y="-0.58cm" draw:z-index="13" draw:style-name="gr1"><svg:title>TexMaths</svg:title><svg:desc>12§display§\frac{-b}{2a}§svg§600§FALSE§</svg:desc><draw:g draw:style-name="gr2"><draw:path draw:style-name="gr23" draw:text-style-name="P5" svg:width="0.464cm" svg:height="0.825cm" svg:x="0.022cm" svg:y="0.022cm" svg:viewBox="0 0 465 826" svg:d="M233 826c-78 0-155 0-233 0 0-275 0-550 0-826 155 0 310 0 465 0 0 276 0 551 0 826-77 0-155 0-232 0z"><text:p/></draw:path><draw:path draw:style-name="gr24" draw:text-style-name="P6" svg:width="0.257cm" svg:height="0.016cm" svg:x="0.036cm" svg:y="0.179cm" svg:viewBox="0 0 258 17" svg:d="M243 17c7 0 15 0 15-9 0-8-8-8-15-8-76 0-152 0-227 0-8 0-16 0-16 8 0 9 8 9 16 9 75 0 151 0 227 0z"><text:p/></draw:path><draw:path draw:style-name="gr25" draw:text-style-name="P6" svg:width="0.154cm" svg:height="0.296cm" svg:x="0.348cm" svg:y="0.001cm" svg:viewBox="0 0 155 297" svg:d="M80 5c-2-1 0-5-6-5-9 0-39 4-50 5-4 0-8 0-8 8 0 5 3 5 9 5 21 0 22 2 22 7 0 3-4 17-6 27-12 45-23 91-35 136-5 22-6 28-6 44 0 39 22 65 53 65 50 0 102-63 102-123 0-38-23-67-57-67-19 0-36 12-49 25 11-42 21-85 31-127zM41 164c2-9 2-10 6-15 21-27 39-34 50-34 16 0 28 13 28 40 0 25-15 73-22 90-14 27-33 43-50 43-15 0-28-12-28-43 0-7 0-16 6-42 4-13 6-27 10-39z"><text:p/></draw:path><draw:path draw:style-name="gr26" draw:text-style-name="P6" svg:width="0.507cm" svg:height="0.016cm" svg:x="0.001cm" svg:y="0.462cm" svg:viewBox="0 0 508 17" svg:d="M255 17c-86 0-170 0-255 0 0-6 0-11 0-17 169 0 339 0 508 0 0 6 0 11 0 17-84 0-169 0-253 0z"><text:p/></draw:path><draw:path draw:style-name="gr27" draw:text-style-name="P6" svg:width="0.167cm" svg:height="0.28cm" svg:x="0.06cm" svg:y="0.586cm" svg:viewBox="0 0 168 281" svg:d="M32 248c15-14 30-28 45-43 66-59 91-81 91-123 0-48-38-82-89-82-48 0-79 38-79 77 0 23 22 23 23 23 7 0 21-5 21-22 0-11-7-22-22-22-4 0-4 0-5 0 9-27 32-43 56-43 39 0 57 35 57 69 0 33-21 67-45 93-26 30-54 60-80 90-5 5-5 6-5 16 52 0 103 0 156 0 4-26 7-49 12-73-3 0-7 0-11 0-1 12-4 31-8 37-4 3-31 3-41 3-25 0-50 0-76 0z"><text:p/></draw:path><draw:path draw:style-name="gr28" draw:text-style-name="P6" svg:width="0.192cm" svg:height="0.19cm" svg:x="0.265cm" svg:y="0.679cm" svg:viewBox="0 0 193 191" svg:d="M140 26c-7-15-20-26-38-26-49 0-102 61-102 124 0 39 23 67 56 67 9 0 29-3 54-33 4 18 18 33 39 33 16 0 25-10 31-24 7-15 9-28 13-41 0-5-3-5-4-5-5 0-5 3-6 9-8 26-16 51-33 51-12 0-13-11-13-19 0-10 1-13 6-31s6-22 10-39c4-19 9-39 14-58 4-12 4-12 4-15 0-7-5-11-12-11-11 0-17 10-19 18zM113 136c-3 7-3 8-9 15-18 23-36 30-48 30-20 0-26-23-26-39 0-21 13-74 23-93 13-24 32-39 49-39 28 0 34 32 34 36 0 2-2 6-2 7-7 27-14 55-21 83z"><text:p/></draw:path></draw:g></draw:g><text:s/>qui est égal à 0</text:p>
      <text:p text:style-name="P2">Si <draw:g text:anchor-type="as-char" svg:y="-0.3cm" draw:z-index="11" draw:style-name="gr1"><svg:title>TexMaths</svg:title><svg:desc>12§display§\Delta &gt; 0§svg§600§FALSE§</svg:desc><draw:g draw:style-name="gr2"><draw:path draw:style-name="gr38" draw:text-style-name="P5" svg:width="1.063cm" svg:height="0.273cm" svg:x="0.002cm" svg:y="0.023cm" svg:viewBox="0 0 1064 274" svg:d="M533 274c-178 0-355 0-533 0 0-91 0-183 0-274 354 0 710 0 1064 0 0 91 0 183 0 274-177 0-354 0-531 0z"><text:p/></draw:path><draw:path draw:style-name="gr39" draw:text-style-name="P6" svg:width="0.31cm" svg:height="0.299cm" svg:x="0.001cm" svg:y="0.001cm" svg:viewBox="0 0 311 300" svg:d="M166 7c-3-5-4-7-11-7s-7 2-11 7c-48 95-95 190-143 285-1 4-1 4-1 5 0 3 2 3 8 3 98 0 195 0 293 0 8 0 10 0 10-3-1-1 0-1-2-5-48-95-96-190-143-285zM142 42c38 76 75 150 114 226-76 0-153 0-228 0 38-76 75-150 114-226z"><text:p/></draw:path><draw:path draw:style-name="gr40" draw:text-style-name="P6" svg:width="0.256cm" svg:height="0.242cm" svg:x="0.485cm" svg:y="0.075cm" svg:viewBox="0 0 257 243" svg:d="M250 131c3-2 7-5 7-10 0-6-4-7-7-8-78-37-156-73-234-111-6-2-6-2-8-2-4 0-8 4-8 8s1 6 7 9c75 35 148 69 222 104-74 35-147 69-222 104-6 3-7 6-7 9 0 5 4 9 8 9 2 0 2 0 8-4 78-36 156-72 234-108z"><text:p/></draw:path><draw:path draw:style-name="gr41" draw:text-style-name="P6" svg:width="0.177cm" svg:height="0.287cm" svg:x="0.91cm" svg:y="0.023cm" svg:viewBox="0 0 178 288" svg:d="M178 145c0-33-3-67-17-98-19-41-54-47-72-47-25 0-57 11-73 49-14 29-16 63-16 96 0 30 1 69 19 100 18 35 48 43 70 43 23 0 54-9 73-49 13-29 16-62 16-94zM89 279c-17 0-42-11-49-52-5-25-5-62-5-86 0-28 0-56 3-79 9-49 40-54 51-54 13 0 41 9 49 50 5 24 5 56 5 83 0 31 0 58-5 85-7 39-31 53-49 53z"><text:p/></draw:path></draw:g></draw:g></text:p>
      <text:p text:style-name="P2">La fonction à le même signe que a à l’extérieur des racines et l’inverse du signe de a à l’intérieur</text:p>
      <text:p text:style-name="P4"><text:span text:style-name="T1">Rappel : Les racines sont <text:s/></text:span><text:span text:style-name="T1"><draw:g text:anchor-type="as-char" svg:y="-0.665cm" draw:z-index="14" draw:style-name="gr1"><svg:title>TexMaths</svg:title><svg:desc>12§display§\frac{-b - \sqrt{\Delta}}{2a}§svg§600§FALSE§</svg:desc><draw:g draw:style-name="gr2"><draw:path draw:style-name="gr13" draw:text-style-name="P5" svg:width="1.683cm" svg:height="0.908cm" svg:x="0.022cm" svg:y="0.022cm" svg:viewBox="0 0 1684 909" svg:d="M842 909c-281 0-561 0-842 0 0-303 0-606 0-909 561 0 1123 0 1684 0 0 303 0 606 0 909-281 0-562 0-842 0z"><text:p/></draw:path><draw:path draw:style-name="gr14" draw:text-style-name="P6" svg:width="0.257cm" svg:height="0.016cm" svg:x="0.036cm" svg:y="0.261cm" svg:viewBox="0 0 258 17" svg:d="M244 17c7 0 14 0 14-9 0-8-7-8-14-8-76 0-153 0-228 0-8 0-16 0-16 8 0 9 8 9 16 9 75 0 152 0 228 0z"><text:p/></draw:path><draw:path draw:style-name="gr15" draw:text-style-name="P6" svg:width="0.154cm" svg:height="0.296cm" svg:x="0.349cm" svg:y="0.082cm" svg:viewBox="0 0 155 297" svg:d="M80 5c0-1 0-5-4-5-10 0-41 4-52 4-4 1-8 1-8 8 0 6 3 6 10 6 21 0 21 2 21 7 0 3-4 17-6 25-11 46-23 93-34 138-6 21-7 28-7 42 0 41 23 67 54 67 49 0 101-63 101-123 0-38-22-68-56-68-20 0-37 13-50 25 11-42 21-84 31-126zM41 163c2-8 2-9 7-14 20-28 40-34 51-34 14 0 26 13 26 40 0 25-14 73-22 90-14 28-33 43-49 43-14 0-29-12-29-43 0-7 0-16 7-42 3-13 6-27 9-40z"><text:p/></draw:path><draw:path draw:style-name="gr16" draw:text-style-name="P6" svg:width="0.257cm" svg:height="0.016cm" svg:x="0.639cm" svg:y="0.261cm" svg:viewBox="0 0 258 17" svg:d="M244 17c7 0 14 0 14-9 0-8-7-8-14-8-76 0-153 0-228 0-8 0-16 0-16 8 0 9 8 9 16 9 75 0 152 0 228 0z"><text:p/></draw:path><draw:path draw:style-name="gr17" draw:text-style-name="P6" svg:width="0.328cm" svg:height="0.42cm" svg:x="1.056cm" svg:y="0.001cm" svg:viewBox="0 0 329 421" svg:d="M133 377c-25-55-49-109-74-163-3-8-5-8-6-8-3 2-3 0-7 4-14 10-27 19-40 30-6 5-6 6-6 7 0 3 1 5 5 5 2 0 9-6 13-10 4-2 10-7 14-9 28 60 56 121 83 182 3 6 5 6 9 6 7 0 8-2 11-8 63-132 128-264 192-396 2-6 2-7 2-9 0-3-3-8-8-8-4 0-6 2-10 10-59 122-119 244-178 367z"><text:p/></draw:path><draw:path draw:style-name="gr18" draw:text-style-name="P6" svg:width="0.351cm" svg:height="0.016cm" svg:x="1.376cm" svg:y="0.001cm" svg:viewBox="0 0 352 17" svg:d="M175 17c-58 0-116 0-175 0 0-6 0-11 0-17 118 0 234 0 352 0 0 6 0 11 0 17-59 0-118 0-177 0z"><text:p/></draw:path><draw:path draw:style-name="gr19" draw:text-style-name="P6" svg:width="0.31cm" svg:height="0.302cm" svg:x="1.397cm" svg:y="0.073cm" svg:viewBox="0 0 311 303" svg:d="M166 7c-3-5-4-7-11-7s-7 2-11 7c-48 96-95 191-143 287-1 4-1 4-1 5 0 4 2 4 8 4 98 0 196 0 294 0 7 0 9 0 9-4 0-1 0-1-2-5-48-96-95-191-143-287zM142 42c37 76 75 151 113 228-76 0-152 0-227 0 38-77 75-152 114-228z"><text:p/></draw:path><draw:path draw:style-name="gr20" draw:text-style-name="P6" svg:width="1.726cm" svg:height="0.016cm" svg:x="0.001cm" svg:y="0.545cm" svg:viewBox="0 0 1727 17" svg:d="M864 17c-289 0-576 0-864 0 0-6 0-11 0-17 575 0 1152 0 1727 0 0 6 0 11 0 17-288 0-576 0-863 0z"><text:p/></draw:path><draw:path draw:style-name="gr21" draw:text-style-name="P6" svg:width="0.168cm" svg:height="0.28cm" svg:x="0.669cm" svg:y="0.667cm" svg:viewBox="0 0 169 281" svg:d="M32 248c16-14 30-28 46-43 65-59 91-81 91-123 0-48-38-82-90-82-48 0-79 38-79 77 0 23 22 23 23 23 7 0 21-5 21-22 0-11-7-23-21-23-4 0-5 0-6 1 9-27 32-43 57-43 39 0 57 34 57 69 0 33-22 67-45 93-27 30-54 60-81 90-5 5-5 5-5 16 53 0 105 0 157 0 4-25 9-49 12-73-3 0-7 0-10 0-3 12-5 31-10 37-2 3-31 3-40 3-25 0-51 0-77 0z"><text:p/></draw:path><draw:path draw:style-name="gr22" draw:text-style-name="P6" svg:width="0.191cm" svg:height="0.19cm" svg:x="0.875cm" svg:y="0.762cm" svg:viewBox="0 0 192 191" svg:d="M139 26c-7-15-19-26-38-26-49 0-101 61-101 124 0 39 23 67 55 67 9 0 30-3 56-33 3 18 18 33 38 33 14 0 24-10 31-24 7-15 9-28 12-41 0-5-3-5-5-5-3 0-4 3-6 9-7 26-14 51-31 51-12 0-13-11-13-19 0-10 1-13 6-31 4-18 5-22 8-39 5-19 11-39 16-58 2-12 2-12 2-15 0-7-4-11-12-11-9 0-15 9-18 18zM113 136c-2 7-2 8-8 15-20 23-37 30-49 30-21 0-27-23-27-39 0-22 14-74 24-93 13-25 31-41 49-41 27 0 33 35 33 38 0 2 0 6-2 7-7 27-13 55-20 83z"><text:p/></draw:path></draw:g></draw:g></text:span><text:span text:style-name="T1"><text:s/>et <text:s/></text:span><text:span text:style-name="T1"><draw:g text:anchor-type="as-char" svg:y="-0.665cm" draw:z-index="15" draw:style-name="gr1"><svg:title>TexMaths</svg:title><svg:desc>12§display§\frac{-b + \sqrt{\Delta}}{2a}§svg§600§FALSE§</svg:desc><draw:g draw:style-name="gr2"><draw:path draw:style-name="gr3" draw:text-style-name="P5" svg:width="1.683cm" svg:height="0.908cm" svg:x="0.022cm" svg:y="0.022cm" svg:viewBox="0 0 1684 909" svg:d="M842 909c-281 0-561 0-842 0 0-303 0-606 0-909 561 0 1123 0 1684 0 0 303 0 606 0 909-281 0-562 0-842 0z"><text:p/></draw:path><draw:path draw:style-name="gr4" draw:text-style-name="P6" svg:width="0.257cm" svg:height="0.016cm" svg:x="0.036cm" svg:y="0.261cm" svg:viewBox="0 0 258 17" svg:d="M244 17c7 0 14 0 14-9 0-8-7-8-14-8-76 0-153 0-228 0-8 0-16 0-16 8 0 9 8 9 16 9 75 0 152 0 228 0z"><text:p/></draw:path><draw:path draw:style-name="gr5" draw:text-style-name="P6" svg:width="0.154cm" svg:height="0.296cm" svg:x="0.349cm" svg:y="0.082cm" svg:viewBox="0 0 155 297" svg:d="M80 5c0-1 0-5-4-5-10 0-41 4-52 4-4 1-8 1-8 8 0 6 3 6 10 6 21 0 21 2 21 7 0 3-4 17-6 25-11 46-23 93-34 138-6 21-7 28-7 42 0 41 23 67 54 67 49 0 101-63 101-123 0-38-22-68-56-68-20 0-37 13-50 25 11-42 21-84 31-126zM41 163c2-8 2-9 7-14 20-28 40-34 51-34 14 0 26 13 26 40 0 25-14 73-22 90-14 28-33 43-49 43-14 0-29-12-29-43 0-7 0-16 7-42 3-13 6-27 9-40z"><text:p/></draw:path><draw:path draw:style-name="gr6" draw:text-style-name="P6" svg:width="0.279cm" svg:height="0.28cm" svg:x="0.628cm" svg:y="0.129cm" svg:viewBox="0 0 280 281" svg:d="M149 149c40 0 78 0 118 0 6 0 13 0 13-9 0-8-7-8-13-8-40 0-78 0-118 0 0-40 0-79 0-119 0-5 0-13-8-13-9 0-9 8-9 13 0 40 0 79 0 119-40 0-79 0-119 0-5 0-13 0-13 8 0 9 8 9 13 9 40 0 79 0 119 0 0 38 0 78 0 117 0 7 0 15 9 15 8 0 8-8 8-15 0-39 0-79 0-117z"><text:p/></draw:path><draw:path draw:style-name="gr7" draw:text-style-name="P6" svg:width="0.328cm" svg:height="0.42cm" svg:x="1.056cm" svg:y="0.001cm" svg:viewBox="0 0 329 421" svg:d="M133 377c-25-55-49-109-74-163-3-8-5-8-6-8-3 2-3 0-7 4-14 10-27 19-40 30-6 5-6 6-6 7 0 3 1 5 5 5 2 0 9-6 13-10 4-2 10-7 14-9 28 60 56 121 83 182 3 6 5 6 9 6 7 0 8-2 11-8 63-132 128-264 192-396 2-6 2-7 2-9 0-3-3-8-8-8-4 0-6 2-10 10-59 122-119 244-178 367z"><text:p/></draw:path><draw:path draw:style-name="gr8" draw:text-style-name="P6" svg:width="0.351cm" svg:height="0.016cm" svg:x="1.376cm" svg:y="0.001cm" svg:viewBox="0 0 352 17" svg:d="M175 17c-58 0-116 0-175 0 0-6 0-11 0-17 118 0 234 0 352 0 0 6 0 11 0 17-59 0-118 0-177 0z"><text:p/></draw:path><draw:path draw:style-name="gr9" draw:text-style-name="P6" svg:width="0.31cm" svg:height="0.302cm" svg:x="1.397cm" svg:y="0.073cm" svg:viewBox="0 0 311 303" svg:d="M166 7c-3-5-4-7-11-7s-7 2-11 7c-48 96-95 191-143 287-1 4-1 4-1 5 0 4 2 4 8 4 98 0 196 0 294 0 7 0 9 0 9-4 0-1 0-1-2-5-48-96-95-191-143-287zM142 42c37 76 75 151 113 228-76 0-152 0-227 0 38-77 75-152 114-228z"><text:p/></draw:path><draw:path draw:style-name="gr10" draw:text-style-name="P6" svg:width="1.726cm" svg:height="0.016cm" svg:x="0.001cm" svg:y="0.545cm" svg:viewBox="0 0 1727 17" svg:d="M864 17c-289 0-576 0-864 0 0-6 0-11 0-17 575 0 1152 0 1727 0 0 6 0 11 0 17-288 0-576 0-863 0z"><text:p/></draw:path><draw:path draw:style-name="gr11" draw:text-style-name="P6" svg:width="0.168cm" svg:height="0.28cm" svg:x="0.669cm" svg:y="0.667cm" svg:viewBox="0 0 169 281" svg:d="M32 248c16-14 30-28 46-43 65-59 91-81 91-123 0-48-38-82-90-82-48 0-79 38-79 77 0 23 22 23 23 23 7 0 21-5 21-22 0-11-7-23-21-23-4 0-5 0-6 1 9-27 32-43 57-43 39 0 57 34 57 69 0 33-22 67-45 93-27 30-54 60-81 90-5 5-5 5-5 16 53 0 105 0 157 0 4-25 9-49 12-73-3 0-7 0-10 0-3 12-5 31-10 37-2 3-31 3-40 3-25 0-51 0-77 0z"><text:p/></draw:path><draw:path draw:style-name="gr12" draw:text-style-name="P6" svg:width="0.191cm" svg:height="0.19cm" svg:x="0.875cm" svg:y="0.762cm" svg:viewBox="0 0 192 191" svg:d="M139 26c-7-15-19-26-38-26-49 0-101 61-101 124 0 39 23 67 55 67 9 0 30-3 56-33 3 18 18 33 38 33 14 0 24-10 31-24 7-15 9-28 12-41 0-5-3-5-5-5-3 0-4 3-6 9-7 26-14 51-31 51-12 0-13-11-13-19 0-10 1-13 6-31 4-18 5-22 8-39 5-19 11-39 16-58 2-12 2-12 2-15 0-7-4-11-12-11-9 0-15 9-18 18zM113 136c-2 7-2 8-8 15-20 23-37 30-49 30-21 0-27-23-27-39 0-22 14-74 24-93 13-25 31-41 49-41 27 0 33 35 33 38 0 2 0 6-2 7-7 27-13 55-20 83z"><text:p/></draw:path></draw:g></draw:g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adornments="Gras" style:font-family-generic="swiss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arial1" fo:font-family="arial" style:font-style-name="Gras" style:font-family-generic="swiss" fo:font-size="18pt" style:text-underline-style="solid" style:text-underline-width="bold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style:text-underline-style="solid" style:text-underline-type="double" style:text-underline-width="auto" style:text-underline-color="#ff0000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style:text-underline-style="solid" style:text-underline-type="double" style:text-underline-width="auto" style:text-underline-color="#00a933" fo:font-weight="normal" style:font-size-asian="14pt" style:font-weight-asian="normal" style:font-size-complex="14pt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8T09:45:13.769568923</meta:creation-date>
    <meta:editing-duration>PT19M19S</meta:editing-duration>
    <meta:editing-cycles>2</meta:editing-cycles>
    <meta:generator>LibreOffice/7.4.1.2$Linux_X86_64 LibreOffice_project/40$Build-2</meta:generator>
    <dc:title>TST</dc:title>
    <dc:date>2022-10-08T10:04:31.684310081</dc:date>
    <meta:document-statistic meta:table-count="0" meta:image-count="0" meta:object-count="0" meta:page-count="1" meta:paragraph-count="23" meta:word-count="135" meta:character-count="688" meta:non-whitespace-character-count="552"/>
    <meta:template xlink:type="simple" xlink:actuate="onRequest" xlink:title="TST" xlink:href="../../../../../.config/libreoffice/4/user/template/TST.ott" meta:date="2022-10-08T09:45:12.618486580"/>
  </office:meta>
</office:document-meta>
</file>